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officeooo:rsid="001e4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5">The following token note Mico<text:span text:style-name="T6">21August</text:span> expires 2<text:span text:style-name="T6">8</text:span> august 21</text:p>
      <text:p text:style-name="P18"><text:bookmark text:name="new-oauth-token"/><text:span text:style-name="Source_20_Text">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</text:span></text:p>
      <text:p text:style-name="P18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>z</text:p>
      <text:p text:style-name="P15"/>
      <text:p text:style-name="P13"/>
      <text:p text:style-name="P13"><text:s text:c="2"/></text:p>
      <text:p text:style-name="P8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8-21T13:21:52.829753729</dc:date>
    <meta:editing-duration>PT15H4M1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37" meta:word-count="255" meta:character-count="1741" meta:non-whitespace-character-count="1514"/>
  </office:meta>
</office:document-meta>
</file>